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04a" officeooo:paragraph-rsid="0018b04a"/>
    </style:style>
    <style:style style:name="P2" style:family="paragraph" style:parent-style-name="Standard">
      <style:text-properties officeooo:rsid="0018b04a" officeooo:paragraph-rsid="002201b9"/>
    </style:style>
    <style:style style:name="P3" style:family="paragraph" style:parent-style-name="Standard">
      <style:text-properties fo:font-size="10pt" fo:font-style="italic" fo:font-weight="bold" officeooo:rsid="0019a023" officeooo:paragraph-rsid="0019a023" style:font-size-asian="8.75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text-properties fo:font-size="10pt" fo:font-style="italic" fo:font-weight="bold" officeooo:rsid="0019a023" officeooo:paragraph-rsid="002c7bfa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text-properties fo:font-size="10pt" fo:font-style="italic" fo:font-weight="bold" officeooo:rsid="002003d8" officeooo:paragraph-rsid="002003d8" style:font-size-asian="8.75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text-properties fo:font-size="10pt" fo:font-style="italic" fo:font-weight="bold" officeooo:rsid="0018b04a" officeooo:paragraph-rsid="0018b04a" style:font-size-asian="8.75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fo:font-size="10pt" fo:font-style="italic" fo:font-weight="bold" officeooo:rsid="002201b9" officeooo:paragraph-rsid="002201b9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0pt" fo:font-style="italic" fo:font-weight="bold" officeooo:rsid="0023594e" officeooo:paragraph-rsid="0023594e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fo:font-weight="bold" officeooo:rsid="002e2898" officeooo:paragraph-rsid="002e289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font-size="10pt" fo:font-style="italic" officeooo:rsid="0019a023" officeooo:paragraph-rsid="0019a023" style:font-size-asian="8.75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4.2799in"/>
        </style:tab-stops>
      </style:paragraph-properties>
      <style:text-properties fo:font-size="10pt" fo:font-style="italic" fo:font-weight="normal" officeooo:rsid="002003d8" officeooo:paragraph-rsid="002003d8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0pt" fo:font-style="italic" fo:font-weight="normal" officeooo:rsid="002003d8" officeooo:paragraph-rsid="002003d8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text-properties fo:font-size="10pt" fo:font-style="italic" fo:font-weight="normal" officeooo:rsid="00224e17" officeooo:paragraph-rsid="00224e17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font-size="10pt" fo:font-style="normal" fo:font-weight="normal" officeooo:rsid="002950a3" officeooo:paragraph-rsid="002950a3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size="10pt" fo:font-style="normal" fo:font-weight="normal" officeooo:rsid="002a12f0" officeooo:paragraph-rsid="002a12f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fo:font-style="normal" fo:font-weight="normal" officeooo:rsid="002e2898" officeooo:paragraph-rsid="002e289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9a023" officeooo:paragraph-rsid="0019a023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19a023" officeooo:paragraph-rsid="0019a023"/>
    </style:style>
    <style:style style:name="P21" style:family="paragraph" style:parent-style-name="Standard">
      <style:text-properties fo:font-size="12pt" fo:font-style="normal" fo:font-weight="normal" officeooo:rsid="0023594e" officeooo:paragraph-rsid="0023594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fo:font-weight="normal" officeooo:rsid="002686cf" officeooo:paragraph-rsid="002686c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fo:font-weight="normal" officeooo:rsid="0023594e" officeooo:paragraph-rsid="0023594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fo:font-weight="normal" officeooo:rsid="002537bb" officeooo:paragraph-rsid="002537b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0pt" fo:font-style="italic" fo:font-weight="normal" officeooo:rsid="0019d975" officeooo:paragraph-rsid="002c7bfa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 style:list-style-name="L1">
      <style:text-properties fo:font-size="10pt" fo:font-style="normal" fo:font-weight="normal" officeooo:rsid="0019a023" officeooo:paragraph-rsid="0019a023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1">
      <style:text-properties fo:font-size="10pt" fo:font-style="normal" fo:font-weight="normal" officeooo:rsid="0019d975" officeooo:paragraph-rsid="0019d975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text-properties fo:font-size="10pt" fo:font-style="normal" fo:font-weight="normal" officeooo:rsid="001bcc51" officeooo:paragraph-rsid="002c7bfa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 style:list-style-name="L1">
      <style:text-properties fo:font-size="10pt" fo:font-style="normal" fo:font-weight="normal" officeooo:rsid="001bcc51" officeooo:paragraph-rsid="001bcc5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">
      <style:text-properties fo:font-size="10pt" fo:font-style="normal" fo:font-weight="normal" officeooo:rsid="001d8d58" officeooo:paragraph-rsid="001d8d58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fo:font-size="10pt" fo:font-style="normal" fo:font-weight="normal" officeooo:rsid="002a12f0" officeooo:paragraph-rsid="002a12f0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officeooo:paragraph-rsid="002c7bfa"/>
    </style:style>
    <style:style style:name="T1" style:family="text">
      <style:text-properties officeooo:rsid="0019d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officeooo:rsid="001d50ca" style:font-size-asian="8.75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bold" officeooo:rsid="001f7283" style:font-size-asian="8.75pt" style:font-style-asian="normal" style:font-weight-asian="bold" style:font-size-complex="10pt" style:font-style-complex="normal" style:font-weight-complex="bold"/>
    </style:style>
    <style:style style:name="T5" style:family="text">
      <style:text-properties fo:font-size="10pt" fo:font-style="normal" fo:font-weight="bold" officeooo:rsid="002003d8" style:font-size-asian="8.75pt" style:font-style-asian="normal" style:font-weight-asian="bold" style:font-size-complex="10pt" style:font-style-complex="normal" style:font-weight-complex="bold"/>
    </style:style>
    <style:style style:name="T6" style:family="text">
      <style:text-properties officeooo:rsid="0023594e"/>
    </style:style>
    <style:style style:name="T7" style:family="text">
      <style:text-properties officeooo:rsid="002a12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ODELING</text:p>
      <text:p text:style-name="P19"/>
      <text:p text:style-name="P5">Introduction</text:p>
      <text:p text:style-name="P13">Describe the system</text:p>
      <text:p text:style-name="P5"/>
      <text:p text:style-name="P3">General Assumptions</text:p>
      <text:p text:style-name="P11">General Assumption to let better understand how the system work</text:p>
      <text:p text:style-name="P15"/>
      <text:p text:style-name="P3"/>
      <text:p text:style-name="P3">Preliminar Validation</text:p>
      <text:p text:style-name="P12">Analyze the assumptions to validate the correctness of the system</text:p>
      <text:p text:style-name="P3"/>
      <text:p text:style-name="P3"/>
      <text:p text:style-name="P4">Factors</text:p>
      <text:p text:style-name="P25">Factors that may affect the systems</text:p>
      <text:list xml:id="list232447116" text:style-name="L1">
        <text:list-item>
          <text:p text:style-name="P26">Minion <text:span text:style-name="T1">Arrival Time</text:span></text:p>
        </text:list-item>
        <text:list-item>
          <text:p text:style-name="P26">Minion <text:span text:style-name="T1">Service Time (Life)</text:span></text:p>
        </text:list-item>
        <text:list-item>
          <text:p text:style-name="P27">Boss Arrival Time</text:p>
        </text:list-item>
        <text:list-item>
          <text:p text:style-name="P27">Boss Service Time (Life)</text:p>
        </text:list-item>
        <text:list-item>
          <text:p text:style-name="P27">Minion/Boss Service Distribution (Exponential or Constant)</text:p>
        </text:list-item>
        <text:list-item>
          <text:p text:style-name="P28">Recovering Rate (to set the difficulty game mode</text:p>
          <text:list>
            <text:list-item>
              <text:p text:style-name="P32"><text:span text:style-name="T3">example: choose between: </text:span><text:span text:style-name="T4">no-minion-recover, </text:span><text:span text:style-name="T5">100% recover rate, x% recover rate</text:span></text:p>
            </text:list-item>
          </text:list>
        </text:list-item>
        <text:list-item>
          <text:p text:style-name="P29">simulation time (to set the player life strength)</text:p>
          <text:list>
            <text:list-item>
              <text:p text:style-name="P30">example: choose between : <text:span text:style-name="T2">low, medium high</text:span></text:p>
            </text:list-item>
          </text:list>
        </text:list-item>
      </text:list>
      <text:p text:style-name="P3"/>
      <text:p text:style-name="P10"/>
      <text:p text:style-name="P10"/>
      <text:p text:style-name="P20"/>
      <text:p text:style-name="P1">IMPLEMENTATION</text:p>
      <text:p text:style-name="P6"/>
      <text:p text:style-name="P7">Modules</text:p>
      <text:p text:style-name="P7"/>
      <text:p text:style-name="P7">Messages</text:p>
      <text:p text:style-name="P7"/>
      <text:p text:style-name="P7">Modules Behaviour</text:p>
      <text:p text:style-name="P7"/>
      <text:p text:style-name="P7"/>
      <text:p text:style-name="P2"/>
      <text:p text:style-name="P1">VERIFICATION</text:p>
      <text:p text:style-name="P14">Tests made to verify <text:span text:style-name="T6">if the</text:span> implementation <text:span text:style-name="T6">reflects correctly the model</text:span></text:p>
      <text:p text:style-name="P14"/>
      <text:p text:style-name="P8">Deterministic and Simple Cases</text:p>
      <text:p text:style-name="P16"><text:span text:style-name="T7">Test m</text:span>ade by deterministic and simple cases (predicted values with constant inter-arrival and service time)</text:p>
      <text:p text:style-name="P8"/>
      <text:p text:style-name="P8"/>
      <text:p text:style-name="P8">Degeneracy Test</text:p>
      <text:p text:style-name="P17">The degeneracy tests verifies the behavior of the simulation with parameters set to 0 values.</text:p>
      <text:p text:style-name="P8"/>
      <text:p text:style-name="P8"/>
      <text:p text:style-name="P8">Consistency Test</text:p>
      <text:p text:style-name="P17">The consistency test verifies if the system react consistently with the output.</text:p>
      <text:p text:style-name="P17">(2 test differenti con arrival time e service time uno il doppio dell’altro)</text:p>
      <text:p text:style-name="P17"/>
      <text:p text:style-name="P8"/>
      <text:p text:style-name="P8">Continuity Test</text:p>
      <text:p text:style-name="P18">The continuity test consists in check the correctness of the system in order to verify if changing slightly the input affect slightly the output</text:p>
      <text:p text:style-name="P8"/>
      <text:p text:style-name="P9"/>
      <text:p text:style-name="P9">Monotonicity Test</text:p>
      <text:p text:style-name="P8"/>
      <text:p text:style-name="P8"><text:soft-page-break/>Test Simulation for …</text:p>
      <text:p text:style-name="P8"/>
      <text:p text:style-name="P8">Verification Against Theoretical Model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2">FACTORS CALIBRATION </text:p>
      <text:p text:style-name="P22"/>
      <text:p text:style-name="P23">SIMULATION EXPERIMENTS</text:p>
      <text:p text:style-name="P23"/>
      <text:p text:style-name="P23"/>
      <text:p text:style-name="P24">CONCLUSI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11:46:48.955363274</meta:creation-date>
    <dc:date>2022-11-12T23:17:07.080935952</dc:date>
    <meta:editing-duration>PT7H57M19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19" meta:character-count="1461" meta:non-whitespace-character-count="1289"/>
  </office:meta>
</office:document-meta>
</file>